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ies – Projet Génie Logiciel</text:p>
      <text:p text:style-name="P1"/>
      <text:p text:style-name="P1"/>
      <text:p text:style-name="P1"/>
      <text:p text:style-name="P2">En tant qu'utilisateur : </text:p>
      <text:list xml:id="list36187478" text:style-name="L1">
        <text:list-item>
          <text:p text:style-name="P3">je veux pouvoir être géolocalisé</text:p>
        </text:list-item>
        <text:list-item>
          <text:p text:style-name="P3">je veux qu'on m'indique un itinéraire vers une station que j'ai choisi</text:p>
        </text:list-item>
        <text:list-item>
          <text:p text:style-name="P3">je veux pouvoir avoir un itinéraire le plus rapide possible</text:p>
        </text:list-item>
        <text:list-item>
          <text:p text:style-name="P3">je veux pouvoir avoir un itinéraire avec le moins de changements de ligne possible</text:p>
        </text:list-item>
        <text:list-item>
          <text:p text:style-name="P3">je veux pouvoir avoir un itinéraire qui me fait passer par des stations que j'ai choisi</text:p>
        </text:list-item>
        <text:list-item>
          <text:p text:style-name="P3">je veux pouvoir connaître les stations les plus proches de là ou je me trouve</text:p>
        </text:list-item>
        <text:list-item>
          <text:p text:style-name="P3">je veux pouvoir savoir si il y a un accident sur la ligne que je désire emprunté</text:p>
        </text:list-item>
        <text:list-item>
          <text:p text:style-name="P3">je veux savoir l'heure d'arrivée du métro à ma station d'arrivée en prenant le prochain métro si je ne suis pas encore dans le métro</text:p>
        </text:list-item>
        <text:list-item>
          <text:p text:style-name="P3">je veux savoir l'heure d'arrivée du métro à ma station d'arrivée en prenant le prochain métro si je suis déjà dans le métro</text:p>
        </text:list-item>
        <text:list-item>
          <text:p text:style-name="P3">je veux savoir la dernière rame qui va partir de la station la plus proche de moi le soir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7:30:28.91</meta:creation-date>
    <dc:date>2012-04-03T16:21:37.38</dc:date>
    <meta:editing-duration>PT31M58S</meta:editing-duration>
    <meta:editing-cycles>2</meta:editing-cycles>
    <meta:generator>LibreOffice/3.4$Win32 LibreOffice_project/340m1$Build-203</meta:generator>
    <meta:document-statistic meta:table-count="0" meta:image-count="0" meta:object-count="0" meta:page-count="1" meta:paragraph-count="12" meta:word-count="175" meta:character-count="897" meta:non-whitespace-character-count="743"/>
  </office:meta>
</office:document-meta>
</file>